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03" calcext:value-type="float">
            <text:p>1203</text:p>
          </table:table-cell>
          <table:table-cell table:style-name="ce7" table:formula="of:=COUNTIF([.B7:.B1000000];&quot;X&quot;)" office:value-type="float" office:value="1034" calcext:value-type="float">
            <text:p>1034</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4" calcext:value-type="float">
            <text:p>144</text:p>
          </table:table-cell>
          <table:table-cell table:style-name="ce25" table:formula="of:=SUM([.B2:.F2])" office:value-type="float" office:value="1283" calcext:value-type="float">
            <text:p>128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3" table:number-rows-repeated="40">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29">00/00/0000</text:date>, <text:time style:data-style-name="N2" text:time-value="19:24:36.38213424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29T19:25:17.294741169</dc:date>
    <meta:editing-duration>P1DT8H44M34S</meta:editing-duration>
    <meta:editing-cycles>1194</meta:editing-cycles>
    <meta:document-statistic meta:table-count="1" meta:cell-count="7261" meta:object-count="0"/>
  </office:meta>
</office:document-meta>
</file>